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6">3. Добавьте скрипт в cron для выполнения на регулярной основе: crontab -e. Пример для выполнения каждый день в 00:00: 0 0 * * * /path/to/your/script.sh</text:p>
      <text:p text:style-name="P26"/>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6">Замените apt update на любую команду, выполнение которой займет время. Не забудьте сначала установить inotify-tools: $ sudo apt install inotify-too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10-05T14:49:47.647000000</dc:date>
    <meta:editing-duration>PT17M9S</meta:editing-duration>
    <meta:editing-cycles>7</meta:editing-cycles>
    <meta:document-statistic meta:table-count="0" meta:image-count="0" meta:object-count="0" meta:page-count="195" meta:paragraph-count="4984" meta:word-count="54810" meta:character-count="411822" meta:non-whitespace-character-count="358744"/>
    <meta:user-defined meta:name="AppVersion">16.0000</meta:user-defined>
  </office:meta>
</office:document-meta>
</file>